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Value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alueImpl.AnnotationValueImpl( com . sun . mirror . declaration . AnnotationValue delegate , AnnotationInstance containing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Value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alue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